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float" office:value="20196" calcext:value-type="float">
            <text:p>20196</text:p>
          </table:table-cell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string" calcext:value-type="string">
            <text:p>Incumbent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68084" calcext:value-type="float">
            <text:p>68084</text:p>
          </table:table-cell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float" office:value="5871" calcext:value-type="float">
            <text:p>5871</text:p>
          </table:table-cell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12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number-columns-repeated="12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 office:value-type="string" calcext:value-type="string">
            <text:p>https://www.youtube.com/c/BelindaKarahaliosVideo</text:p>
          </table:table-cell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 office:value-type="string" calcext:value-type="string">
            <text:p>https://www.youtube.com/channel/UCwm8-t0vs_r2SuygDl1q_EQ</text:p>
          </table:table-cell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 office:value-type="string" calcext:value-type="string">
            <text:p>https://www.youtube.com/channel/UCEbkOKLiVsOYssWmpBdoijg</text:p>
          </table:table-cell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7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office:value-type="string" calcext:value-type="string">
            <text:p>https://www.youtube.com/user/limeyguy99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9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7"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float" office:value="3118" calcext:value-type="float">
            <text:p>3118</text:p>
          </table:table-cell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office:value-type="string" calcext:value-type="string">
            <text:p><text:a xlink:href="https://www.youtube.com/user/mayordougcraig" xlink:type="simple">https://www.youtube.com/user/mayordougcraig</text:a> https://www.youtube.com/user/dougcraig2010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float" office:value="5118" calcext:value-type="float">
            <text:p>5118</text:p>
          </table:table-cell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table:style-name="ce11" office:value-type="float" office:value="333" calcext:value-type="float">
            <text:p>333</text:p>
          </table:table-cell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95" calcext:value-type="float">
            <text:p>495</text:p>
          </table:table-cell>
          <table:table-cell table:number-columns-repeated="12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3"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string" calcext:value-type="string">
            <text:p>Incumbent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9602" calcext:value-type="float">
            <text:p>9602</text:p>
          </table:table-cell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float" office:value="4277" calcext:value-type="float">
            <text:p>4277</text:p>
          </table:table-cell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3"/>
          <table:table-cell table:style-name="ce11" office:value-type="float" office:value="5975" calcext:value-type="float">
            <text:p>5975</text:p>
          </table:table-cell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4"/>
          <table:table-cell office:value-type="float" office:value="6866" calcext:value-type="float">
            <text:p>6866</text:p>
          </table:table-cell>
          <table:table-cell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office:value-type="string" calcext:value-type="string">
            <text:p>https://www.youtube.com/user/simonguthrie</text:p>
          </table:table-cell>
          <table:table-cell table:number-columns-repeated="6"/>
          <table:table-cell table:style-name="Default" table:number-columns-repeated="2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 office:value-type="string" calcext:value-type="string">
            <text:p>https://www.youtube.com/channel/UCKYQtiwr3Px77BFk1rJrZTg/videos</text:p>
          </table:table-cell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2"/>
          <table:table-cell office:value-type="string" calcext:value-type="string">
            <text:p>https://www.youtube.com/channel/UCYgGHlLrj7LE7xM_AbW_j9g</text:p>
          </table:table-cell>
          <table:table-cell office:value-type="string" calcext:value-type="string">
            <text:p>https://www.instagram.com/matthewgriffinforward3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0"/>
          <table:table-cell table:style-name="Default"/>
          <table:table-cell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 office:value-type="string" calcext:value-type="string">
            <text:p>https://www.youtube.com/user/owodunni123</text:p>
          </table:table-cell>
          <table:table-cell office:value-type="string" calcext:value-type="string">
            <text:p>https://www.instagram.com/ayo.owodunni/</text:p>
          </table:table-cell>
          <table:table-cell table:number-columns-repeated="5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/>
          <table:table-cell office:value-type="string" calcext:value-type="string">
            <text:p>https://www.youtube.com/channel/UCA-TUpho8nlJApnMCWlxB-w</text:p>
          </table:table-cell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6"/>
          <table:table-cell office:value-type="string" calcext:value-type="string">
            <text:p>https://www.reddit.com/user/_Colleenjames/</text:p>
          </table:table-cell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office:value-type="string" calcext:value-type="string">
            <text:p>https://www.youtube.com/channel/UCk2rhWCN3kvc_LfJAb3S_Pg</text:p>
          </table:table-cell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office:value-type="string" calcext:value-type="string">
            <text:p>https://www.youtube.com/channel/UCjMTcXevI-WzpVwEGJ9rdRw</text:p>
          </table:table-cell>
          <table:table-cell table:number-columns-repeated="8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8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office:value-type="string" calcext:value-type="string">
            <text:p>https://www.youtube.com/user/funnygirl1964</text:p>
          </table:table-cell>
          <table:table-cell table:number-columns-repeated="6"/>
          <table:table-cell table:style-name="Default" table:number-columns-repeated="2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7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9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9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5"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10"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6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8"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519" calcext:value-type="float">
            <text:p>13519</text:p>
          </table:table-cell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4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9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4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9"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703" calcext:value-type="float">
            <text:p>10703</text:p>
          </table:table-cell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7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 office:value-type="string" calcext:value-type="string">
            <text:p>https://www.youtube.com/user/BtheChangeKC</text:p>
          </table:table-cell>
          <table:table-cell office:value-type="string" calcext:value-type="string">
            <text:p>https://www.instagram.com/HeneinThorn/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float" office:value="9714" calcext:value-type="float">
            <text:p>9714</text:p>
          </table:table-cell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7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1628" calcext:value-type="float">
            <text:p>11628</text:p>
          </table:table-cell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float" office:value="7019" calcext:value-type="float">
            <text:p>7019</text:p>
          </table:table-cell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9"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4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2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float" office:value="1140" calcext:value-type="float">
            <text:p>1140</text:p>
          </table:table-cell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office:value-type="string" calcext:value-type="string">
            <text:p>https://www.youtube.com/user/dropgear</text:p>
          </table:table-cell>
          <table:table-cell table:number-columns-repeated="8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float" office:value="1270" calcext:value-type="float">
            <text:p>1270</text:p>
          </table:table-cell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office:value-type="string" calcext:value-type="string">
            <text:p>https://www.youtube.com/channel/UCh79gLBSnk0Hi6BisGYwyAQ</text:p>
          </table:table-cell>
          <table:table-cell table:number-columns-repeated="6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311" calcext:value-type="float">
            <text:p>3311</text:p>
          </table:table-cell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 office:value-type="string" calcext:value-type="string">
            <text:p>https://www.youtube.com/channel/UC8_KGtBwykMsvRwVBp3-nlg</text:p>
          </table:table-cell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float" office:value="4979" calcext:value-type="float">
            <text:p>4979</text:p>
          </table:table-cell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office:value-type="string" calcext:value-type="string">
            <text:p>https://www.youtube.com/c/AhmedKassad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4"/>
          <table:table-cell office:value-type="float" office:value="6539" calcext:value-type="float">
            <text:p>6539</text:p>
          </table:table-cell>
          <table:table-cell table:number-columns-repeated="2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https://www.youtube.com/channel/UCbfJpxL-MBUHQMpSVepwS5Q" xlink:type="simple">https://www.youtube.com/channel/UCbfJpxL-MBUHQMpSVepwS5Q</text:a> <text:a xlink:href="https://www.youtube.com/channel/UCAuPcmnUmM39Ix2zXVcUkog" xlink:type="simple">https://www.youtube.com/channel/UCAuPcmnUmM39Ix2zXVcUkog</text:a></text:p>
          </table:table-cell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float" office:value="4272" calcext:value-type="float">
            <text:p>4272</text:p>
          </table:table-cell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/>
          <table:table-cell table:style-name="Default" office:value-type="string" calcext:value-type="string">
            <text:p>https://www.youtube.com/watch?v=sYyJtKZmKvE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float" office:value="2973" calcext:value-type="float">
            <text:p>2973</text:p>
          </table:table-cell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9302" calcext:value-type="float">
            <text:p>9302</text:p>
          </table:table-cell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 office:value-type="string" calcext:value-type="string">
            <text:p>https://www.youtube.com/channel/UC2EVThYpifS9ugC6XJghOTw</text:p>
          </table:table-cell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9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3"/>
          <table:table-cell office:value-type="float" office:value="7159" calcext:value-type="float">
            <text:p>7159</text:p>
          </table:table-cell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7693" calcext:value-type="float">
            <text:p>7693</text:p>
          </table:table-cell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office:value-type="string" calcext:value-type="string">
            <text:p>https://www.youtube.com/channel/UC7-D0bOkvRA7-vY7Dic7P3w</text:p>
          </table:table-cell>
          <table:table-cell table:number-columns-repeated="8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float" office:value="5083" calcext:value-type="float">
            <text:p>5083</text:p>
          </table:table-cell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7"/>
          <table:table-cell office:value-type="float" office:value="1556" calcext:value-type="float">
            <text:p>1556</text:p>
          </table:table-cell>
          <table:table-cell table:number-columns-repeated="12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4"/>
          <table:table-cell table:style-name="Default" office:value-type="float" office:value="1215" calcext:value-type="float">
            <text:p>1215</text:p>
          </table:table-cell>
          <table:table-cell table:style-name="Default" table:number-columns-repeated="2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4" office:value-type="string" calcext:value-type="string">
            <text:p>Incumbent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6"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string" calcext:value-type="string">
            <text:p>Incumbent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7"/>
          <table:table-cell office:value-type="string" calcext:value-type="string">
            <text:p>https://www.reddit.com/user/CambridgeONGuy/</text:p>
          </table:table-cell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9"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7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7"/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7"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41" calcext:value-type="float">
            <text:p>12541</text:p>
          </table:table-cell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4"/>
          <table:table-cell office:value-type="float" office:value="2538" calcext:value-type="float">
            <text:p>2538</text:p>
          </table:table-cell>
          <table:table-cell table:number-columns-repeated="2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table:number-columns-repeated="12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7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float" office:value="4436" calcext:value-type="float">
            <text:p>4436</text:p>
          </table:table-cell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4"/>
          <table:table-cell table:style-name="Default" office:value-type="float" office:value="3400" calcext:value-type="float">
            <text:p>3400</text:p>
          </table:table-cell>
          <table:table-cell table:style-name="Default" table:number-columns-repeated="2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7525" calcext:value-type="float">
            <text:p>7525</text:p>
          </table:table-cell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6"/>
          <table:table-cell office:value-type="float" office:value="920" calcext:value-type="float">
            <text:p>920</text:p>
          </table:table-cell>
          <table:table-cell table:number-columns-repeated="12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7973" calcext:value-type="float">
            <text:p>7973</text:p>
          </table:table-cell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float" office:value="5570" calcext:value-type="float">
            <text:p>5570</text:p>
          </table:table-cell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6"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7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string" calcext:value-type="string">
            <text:p>Incumbent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7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4"/>
          <table:table-cell table:style-name="Default" office:value-type="float" office:value="472" calcext:value-type="float">
            <text:p>472</text:p>
          </table:table-cell>
          <table:table-cell table:style-name="Default" table:number-columns-repeated="9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5"/>
          <table:table-cell table:style-name="Default" office:value-type="float" office:value="1556" calcext:value-type="float">
            <text:p>1556</text:p>
          </table:table-cell>
          <table:table-cell table:style-name="Default" table:number-columns-repeated="9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12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10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D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1-28T00:34:52.523296399</dc:date>
    <meta:editing-duration>P6DT19H15M55S</meta:editing-duration>
    <meta:editing-cycles>993</meta:editing-cycles>
    <meta:generator>Collabora_Office/22.05.8.2$Linux_X86_64 LibreOffice_project/dc73229172f8d6540767c9ab724be338a891719c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508" meta:object-count="0"/>
  </office:meta>
</office:document-meta>
</file>